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71d83" officeooo:paragraph-rsid="00071d83"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71d83" officeooo:paragraph-rsid="00071d83" style:font-size-asian="16pt" style:font-weight-asian="bold" style:font-size-complex="16pt" style:font-weight-complex="bold"/>
    </style:style>
    <style:style style:name="P3" style:family="paragraph" style:parent-style-name="Text_20_body">
      <style:paragraph-properties fo:text-align="justify" style:justify-single-word="false"/>
      <style:text-properties fo:font-size="14pt" fo:font-weight="normal" officeooo:rsid="00071d83" officeooo:paragraph-rsid="00071d83" style:font-size-asian="12.25pt" style:font-weight-asian="normal" style:font-size-complex="14pt" style:font-weight-complex="normal"/>
    </style:style>
    <style:style style:name="P4" style:family="paragraph" style:parent-style-name="Text_20_body">
      <style:paragraph-properties fo:text-align="justify" style:justify-single-word="false"/>
      <style:text-properties fo:font-size="14pt" fo:font-weight="normal" officeooo:rsid="000bfd8f" officeooo:paragraph-rsid="000bfd8f"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fo:font-size="14pt" fo:font-weight="normal" officeooo:rsid="00071d83" officeooo:paragraph-rsid="00071d83" style:font-size-asian="14pt" style:font-weight-asian="normal" style:font-size-complex="14pt" style:font-weight-complex="normal"/>
    </style:style>
    <style:style style:name="P6" style:family="paragraph" style:parent-style-name="Text_20_body">
      <style:paragraph-properties fo:text-align="justify" style:justify-single-word="false"/>
      <style:text-properties fo:font-size="14pt" officeooo:paragraph-rsid="00071d83" style:font-size-asian="14pt" style:font-size-complex="14pt"/>
    </style:style>
    <style:style style:name="P7" style:family="paragraph" style:parent-style-name="Text_20_body">
      <style:paragraph-properties fo:text-align="justify" style:justify-single-word="false"/>
      <style:text-properties fo:font-size="14pt" officeooo:paragraph-rsid="000bfd8f" style:font-size-asian="14pt" style:font-size-complex="14pt"/>
    </style:style>
    <style:style style:name="P8" style:family="paragraph" style:parent-style-name="Text_20_body">
      <style:paragraph-properties fo:text-align="justify" style:justify-single-word="false"/>
      <style:text-properties fo:font-size="14pt" officeooo:paragraph-rsid="000df381" style:font-size-asian="14pt" style:font-size-complex="14pt"/>
    </style:style>
    <style:style style:name="P9" style:family="paragraph" style:parent-style-name="Text_20_body">
      <style:paragraph-properties fo:text-align="justify" style:justify-single-word="false"/>
      <style:text-properties officeooo:paragraph-rsid="00071d83"/>
    </style:style>
    <style:style style:name="P10" style:family="paragraph" style:parent-style-name="Text_20_body">
      <style:paragraph-properties fo:text-align="justify" style:justify-single-word="false"/>
      <style:text-properties officeooo:paragraph-rsid="000bfd8f"/>
    </style:style>
    <style:style style:name="P11" style:family="paragraph" style:parent-style-name="Text_20_body">
      <style:paragraph-properties fo:text-align="justify" style:justify-single-word="false"/>
      <style:text-properties fo:font-size="15pt" style:text-underline-style="solid" style:text-underline-width="auto" style:text-underline-color="font-color" fo:font-weight="normal" officeooo:rsid="000bfd8f" officeooo:paragraph-rsid="000bfd8f" style:font-size-asian="15pt" style:font-weight-asian="normal" style:font-size-complex="15pt" style:font-weight-complex="normal"/>
    </style:style>
    <style:style style:name="P12" style:family="paragraph" style:parent-style-name="Text_20_body">
      <style:paragraph-properties fo:text-align="justify" style:justify-single-word="false"/>
      <style:text-properties fo:font-size="14pt" fo:font-weight="normal" officeooo:rsid="00071d83" officeooo:paragraph-rsid="00071d83" style:font-size-asian="12.25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officeooo:rsid="0008bbf0" style:font-size-asian="14pt" style:font-size-complex="14pt"/>
    </style:style>
    <style:style style:name="T3" style:family="text">
      <style:text-properties fo:font-size="14pt" officeooo:rsid="000bfd8f" style:font-size-asian="14pt" style:font-size-complex="14pt"/>
    </style:style>
    <style:style style:name="T4" style:family="text">
      <style:text-properties fo:font-size="14pt" officeooo:rsid="000df381" style:font-size-asian="14pt" style:font-size-complex="14pt"/>
    </style:style>
    <style:style style:name="T5" style:family="text">
      <style:text-properties officeooo:rsid="0008f670"/>
    </style:style>
    <style:style style:name="T6" style:family="text">
      <style:text-properties officeooo:rsid="000aaef6"/>
    </style:style>
    <style:style style:name="T7" style:family="text">
      <style:text-properties officeooo:rsid="000b77d2"/>
    </style:style>
    <style:style style:name="T8" style:family="text">
      <style:text-properties officeooo:rsid="000bfd8f"/>
    </style:style>
    <style:style style:name="T9" style:family="text">
      <style:text-properties fo:font-weight="normal" officeooo:rsid="00071d83" style:font-weight-asian="normal" style:font-weight-complex="normal"/>
    </style:style>
    <style:style style:name="T10" style:family="text">
      <style:text-properties fo:font-weight="normal" officeooo:rsid="000bfd8f" style:font-weight-asian="normal" style:font-weight-complex="normal"/>
    </style:style>
    <style:style style:name="T11" style:family="text">
      <style:text-properties officeooo:rsid="000df381"/>
    </style:style>
    <style:style style:name="T12" style:family="text">
      <style:text-properties officeooo:rsid="000fa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TION DE 10 RISQUES </text:p>
      <text:p text:style-name="P2"/>
      <text:p text:style-name="P2"/>
      <text:p text:style-name="P3">Il y a d’abord le risque de ne pas finir le réaménagement à temps avec les différents délais mentionnées et les potentiels imprévus des artisants et participants aux projet la probabilité est moyenne et l’impact peut-être important.</text:p>
      <text:p text:style-name="P3">Ensuite il y a le risque d’un <text:s/>dépassement de budget pour le réaménagement la probabilité est plut<text:span text:style-name="T12">ô</text:span>t élevé pour les même raison , il faut souvent prévoir des imprévus dans des travaux comme cela et le prix peu très vite montée et cela dépend aussi des prix des ouvriers qui seronts plus chère en été a cause des conditions(chaleur). La probabilité est plutôt élevé et l’impact peut-être important.</text:p>
      <text:p text:style-name="P3">Il y a aussi le risque de conflit familial sur la location de la chambre avec une probabilité <text:s/>moyenne et impact moyen.</text:p>
      <text:p text:style-name="P3">Il y a un risque de mauvaise qualité des travaux éféctuée par notre père et le copain de notre sœur puisque notre père va le faire en bricolant et rapidemment et que Sacha viens de finir ses études il n’a pas beaucoup d’expériences . La probabilité est élevé et l’impact est moyen.</text:p>
      <text:p text:style-name="P3">Il y a , bien sur , un risque de conflit avec la sœur jalouse qui peut avoir un impact qui varie de faible a moyen et une probabilité plutôt élevé.</text:p>
      <text:p text:style-name="P3">De plus il y a le risque de perturbation du travail de réaménagement par les répétitions du groupe de musique avec une probabilité élevée mais un impact qui peut aller de <text:s/>faible à moyen.</text:p>
      <text:p text:style-name="P9"><text:span text:style-name="T2">Il ya aussi le r</text:span><text:span text:style-name="T1">isque de ne pas pouvoir compter sur l'aide de </text:span><text:span text:style-name="T2">notre </text:span><text:span text:style-name="T1">ami Jimmy </text:span><text:span text:style-name="T2">au bon moment a cause de son absence </text:span><text:span text:style-name="T1">pendant 15 jours </text:span><text:span text:style-name="T2">avec une probabilité assez forte mais un impact plus légers.</text:span></text:p>
      <text:p text:style-name="P6"><text:span text:style-name="T5">On peut rajouter le r</text:span>isque de <text:span text:style-name="T5">ne pas avoir asser de temps a cause du </text:span>travaille en entreprise et <text:span text:style-name="T5">de ne pas pouvoir </text:span>terminer le réaménagement <text:span text:style-name="T5">a temps avec</text:span> <text:span text:style-name="T5">une </text:span>probabilité <text:s/>moyenne <text:span text:style-name="T5">et</text:span> impact <text:span text:style-name="T5">de </text:span>moyen à élevé.</text:p>
      <text:p text:style-name="P6"><text:span text:style-name="T6">Il y a des r</text:span>isque<text:span text:style-name="T6">s</text:span> de désaccord avec <text:span text:style-name="T6">notre</text:span> copine sur l'aménagement de la chambre <text:span text:style-name="T6">avec une faible probabilité avec un </text:span>impact <text:span text:style-name="T6">soit </text:span>faible , <text:span text:style-name="T6">soit</text:span> moyen .</text:p>
      <text:p text:style-name="P6"><text:span text:style-name="T7">Pour finir on peut aussi mettre le r</text:span>isque de ne pas pouvoir louer la chambre rapidement après la fin des études <text:span text:style-name="T7">avec une </text:span>probabilité <text:s/>moyenne <text:span text:style-name="T7">et un </text:span>impact <text:s/>élevé.</text:p>
      <text:p text:style-name="P3"/>
      <text:p text:style-name="P3"/>
      <text:p text:style-name="P3"><text:soft-page-break/></text:p>
      <text:p text:style-name="P11">Pour palier a ces risques il faut :</text:p>
      <text:p text:style-name="P4"/>
      <text:p text:style-name="P7"><text:span text:style-name="T9">Établir un planning réaliste et s'y tenir. Prévoir </text:span><text:span text:style-name="T10">du</text:span><text:span text:style-name="T9"> temps <text:s/>pour faire face à d'éventuels imprévus.</text:span></text:p>
      <text:p text:style-name="P7">Établir un budget précis et <text:span text:style-name="T8">é</text:span>viter les dépenses inutiles.</text:p>
      <text:p text:style-name="P7">Établir un accord familial clair et précis sur la location de la chambre. Discuter ouvertement des avantages et des inconvénients de la location, et des priorités de chacun.</text:p>
      <text:p text:style-name="P10"><text:span text:style-name="T3">Faire vérifier les installations par des professionnels et v</text:span><text:span text:style-name="T1">érifier que toutes les installations sont conformes aux normes .</text:span></text:p>
      <text:p text:style-name="P8">Discuter avec <text:span text:style-name="T11">notre</text:span> sœur jalouse et chercher une solution qui convient à tout le monde.</text:p>
      <text:p text:style-name="P8"><text:span text:style-name="T11">E</text:span>tablir un planning pour éviter que les répétitions ne perturbent le travail de réaménagement.</text:p>
      <text:p text:style-name="P7">Prévoir une solution de secours si l'ami Jimmy n'est pas disponible <text:span text:style-name="T11">et prendre en compte son planning dans le notre</text:span>.</text:p>
      <text:p text:style-name="P10"><text:span text:style-name="T1">Évaluer les avantages et les inconvénients des deux options </text:span><text:span text:style-name="T4">par rapport a l’emplois </text:span><text:span text:style-name="T1">et prendre une décision </text:span><text:span text:style-name="T4">sage et essayer de négocier avec l’employeur pour avoir un nombre d’heure alléger </text:span><text:span text:style-name="T1">.</text:span></text:p>
      <text:p text:style-name="P7">Discuter avec la copine <text:span text:style-name="T11">s</text:span>ur l'aménagement de la chambre.</text:p>
      <text:p text:style-name="P7">Établir un plan de marketing pour la location de la chambre et chercher des locataires potentiels dès que possible.</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4-03T22:11:25.450000000</meta:creation-date>
    <dc:date>2023-04-03T23:18:37.574000000</dc:date>
    <meta:editing-duration>PT20M13S</meta:editing-duration>
    <meta:editing-cycles>9</meta:editing-cycles>
    <meta:generator>LibreOffice/6.4.6.2$Windows_X86_64 LibreOffice_project/0ce51a4fd21bff07a5c061082cc82c5ed232f115</meta:generator>
    <meta:document-statistic meta:table-count="0" meta:image-count="0" meta:object-count="0" meta:page-count="2" meta:paragraph-count="22" meta:word-count="567" meta:character-count="3250" meta:non-whitespace-character-count="2697"/>
  </office:meta>
</office:document-meta>
</file>